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33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7113" calcext:value-type="float">
            <text:p>7113</text:p>
          </table:table-cell>
          <table:table-cell table:formula="of:=(6*([.B1]-4554))/[.A1]" office:value-type="float" office:value="2693.68421052632" calcext:value-type="float">
            <text:p>2693.6842105263</text:p>
          </table:table-cell>
          <table:table-cell table:number-columns-repeated="1021"/>
        </table:table-row>
        <table:table-row table:style-name="ro1">
          <table:table-cell office:value-type="float" office:value="48.4" calcext:value-type="float">
            <text:p>48.4</text:p>
          </table:table-cell>
          <table:table-cell office:value-type="float" office:value="8574" calcext:value-type="float">
            <text:p>8574</text:p>
          </table:table-cell>
          <table:table-cell table:formula="of:=(6*([.B2]-4554))/[.A2]" office:value-type="float" office:value="498.347107438017" calcext:value-type="float">
            <text:p>498.347107438</text:p>
          </table:table-cell>
          <table:table-cell table:number-columns-repeated="2"/>
          <table:table-cell office:value-type="float" office:value="4554" calcext:value-type="float">
            <text:p>4554</text:p>
          </table:table-cell>
          <table:table-cell table:number-columns-repeated="1018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4830" calcext:value-type="float">
            <text:p>4830</text:p>
          </table:table-cell>
          <table:table-cell table:formula="of:=(6*([.B3]-4554))/[.A3]" office:value-type="float" office:value="9200" calcext:value-type="float">
            <text:p>9200</text:p>
          </table:table-cell>
          <table:table-cell table:number-columns-repeated="1021"/>
        </table:table-row>
        <table:table-row table:style-name="ro1">
          <table:table-cell office:value-type="float" office:value="0.63" calcext:value-type="float">
            <text:p>0.63</text:p>
          </table:table-cell>
          <table:table-cell office:value-type="float" office:value="6335" calcext:value-type="float">
            <text:p>6335</text:p>
          </table:table-cell>
          <table:table-cell table:formula="of:=(6*([.B4]-4554))/[.A4]" office:value-type="float" office:value="16961.9047619048" calcext:value-type="float">
            <text:p>16961.9047619048</text:p>
          </table:table-cell>
          <table:table-cell table:number-columns-repeated="1021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5742" calcext:value-type="float">
            <text:p>5742</text:p>
          </table:table-cell>
          <table:table-cell table:formula="of:=(6*([.B5]-4554))/[.A5]" office:value-type="float" office:value="14850" calcext:value-type="float">
            <text:p>14850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formula="of:=AVERAGE([.C1:.C5])" office:value-type="float" office:value="8840.78721597382" calcext:value-type="float">
            <text:p>8840.7872159738</text:p>
          </table:table-cell>
          <table:table-cell/>
          <table:table-cell table:formula="of:=AVERAGE([.C2];[.C3])" office:value-type="float" office:value="4849.17355371901" calcext:value-type="float">
            <text:p>4849.173553719</text:p>
          </table:table-cell>
          <table:table-cell table:number-columns-repeated="1019"/>
        </table:table-row>
        <table:table-row table:style-name="ro1">
          <table:table-cell table:number-columns-repeated="5"/>
          <table:table-cell table:formula="of:=AVERAGE([.C1];[.C2])" office:value-type="float" office:value="1596.01565898217" calcext:value-type="float">
            <text:p>1596.0156589822</text:p>
          </table:table-cell>
          <table:table-cell table:formula="of:=STDEV([.C1];[.C2])/SQRT(2)" office:value-type="float" office:value="1097.66855154415" calcext:value-type="float">
            <text:p>1097.6685515442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formula="of:=[.F9]/6" office:value-type="float" office:value="266.002609830361" calcext:value-type="float">
            <text:p>266.0026098304</text:p>
          </table:table-cell>
          <table:table-cell table:formula="of:=[.G9]/6" office:value-type="float" office:value="182.944758590692" calcext:value-type="float">
            <text:p>182.9447585907</text:p>
          </table:table-cell>
          <table:table-cell table:number-columns-repeated="1017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35P1" style:volatile="true" number:language="en" number:country="US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5P2" style:volatile="true" number:language="en" number:country="US">
      <number:text> </number:text>
      <loext:fill-character> </loext:fill-character>
      <number:text>- </number:text>
    </number:number-style>
    <number:text-style style:name="N10135" number:language="en" number:country="U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text> </number:text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36P1" style:volatile="true" number:language="en" number:country="US">
      <number:text> </number:text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36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n" number:country="US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en" number:country="US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7P2" style:volatile="true" number:language="en" number:country="US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P0" style:volatile="true" number:language="en" number:country="US">
      <number:text> </number:text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38P1" style:volatile="true" number:language="en" number:country="US">
      <number:text> </number:text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38P2" style:volatile="true" number:language="en" number:country="US">
      <number:text> </number:text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altmon</meta:initial-creator>
    <meta:creation-date>2015-11-22T18:33:48</meta:creation-date>
    <dc:date>2015-11-22T12:43:39.051675447</dc:date>
    <meta:generator>LibreOffice/4.2.8.2$Linux_X86_64 LibreOffice_project/420m0$Build-2</meta:generator>
    <meta:document-statistic meta:table-count="3" meta:cell-count="22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